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Unidades de trabajo</text:p>
          </table:table-cell>
          <table:covered-table-cell table:number-columns-repeated="2" table:style-name="ce7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 Kg</text:p>
          </table:table-cell>
          <table:table-cell table:style-name="ce7" office:value-type="string" calcext:value-type="string">
            <text:p>1 m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1 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</text:p>
          </table:table-cell>
          <table:table-cell table:style-name="ce4" office:value-type="float" office:value="1.898E+027" calcext:value-type="float">
            <text:p>1,90E+27</text:p>
          </table:table-cell>
          <table:table-cell office:value-type="float" office:value="778412.026" calcext:value-type="float">
            <text:p>778412,026</text:p>
          </table:table-cell>
          <table:table-cell table:style-name="ce4" office:value-type="float" office:value="0.0000000000667408" calcext:value-type="float">
            <text:p>6,67E-11</text:p>
          </table:table-cell>
          <table:table-cell table:style-name="ce5" table:formula="of:=SQRT(1/[.B6])" office:value-type="float" office:value="1.92961424808283" calcext:value-type="float">
            <text:p>1,9296142480828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n s</text:p>
          </table:table-cell>
          <table:table-cell table:formula="of:=[.D4]*(1/[.C4]^3)*([.B4]/1)" office:value-type="float" office:value="0.268570931514161" calcext:value-type="float">
            <text:p>0,26857093151416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Con s</text:p>
          </table:table-cell>
          <table:table-cell table:formula="of:=[.D4]*(1/[.C4]^3)*([.B4]/1)*([.E4]^2/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48" calcext:value-type="float">
            <text:p>10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mega</text:p>
          </table:table-cell>
          <table:table-cell table:formula="of:=SQRT(1*[.B9]/(1000^3))" office:value-type="float" office:value="0.00102371871136558" calcext:value-type="float">
            <text:p>0,0010237187113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table:formula="of:=2*PI()/[.B10]" office:value-type="float" office:value="6137.6091278025" calcext:value-type="float">
            <text:p>6137,60912780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</text:p>
          </table:table-cell>
          <table:table-cell table:formula="of:=[.B11]/(SQRT(27/(1047*4)))" office:value-type="float" office:value="76440.0005412638" calcext:value-type="float">
            <text:p>76440,00054126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</text:p>
          </table:table-cell>
          <table:table-cell table:formula="of:=[.B11]/(1-(27/(1047*8)))" office:value-type="float" office:value="6157.45766612454" calcext:value-type="float">
            <text:p>6157,45766612454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/00/0000</text:date>, <text:time style:data-style-name="N2" text:time-value="16:51:11.9924813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7T17:33:47.803785447</meta:creation-date>
    <dc:date>2022-09-18T17:37:38.907614483</dc:date>
    <meta:editing-duration>PT46M17S</meta:editing-duration>
    <meta:editing-cycles>3</meta:editing-cycles>
    <meta:generator>LibreOffice/6.1.5.2$Linux_X86_64 LibreOffice_project/10$Build-2</meta:generator>
    <meta:document-statistic meta:table-count="1" meta:cell-count="24" meta:object-count="0"/>
  </office:meta>
</office:document-meta>
</file>